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ro40" style:family="table-row">
      <style:table-row-properties style:row-height="15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40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7" table:number-rows-repeated="104848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2:10:25.2714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1T13:50:07.067881321</dc:date>
    <meta:editing-duration>P4DT16H53M4S</meta:editing-duration>
    <meta:editing-cycles>101</meta:editing-cycles>
    <meta:document-statistic meta:table-count="2" meta:cell-count="259" meta:object-count="0"/>
  </office:meta>
</office:document-meta>
</file>